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1.561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0.939in"/>
    </style:style>
    <style:style style:name="co26" style:family="table-column">
      <style:table-column-properties fo:break-before="auto" style:column-width="0.8736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1.4047in"/>
    </style:style>
    <style:style style:name="co30" style:family="table-column">
      <style:table-column-properties fo:break-before="auto" style:column-width="1.6661in"/>
    </style:style>
    <style:style style:name="co31" style:family="table-column">
      <style:table-column-properties fo:break-before="auto" style:column-width="1.1465in"/>
    </style:style>
    <style:style style:name="co32" style:family="table-column">
      <style:table-column-properties fo:break-before="auto" style:column-width="0.7862in"/>
    </style:style>
    <style:style style:name="co33" style:family="table-column">
      <style:table-column-properties fo:break-before="auto" style:column-width="1.3346in"/>
    </style:style>
    <style:style style:name="co34" style:family="table-column">
      <style:table-column-properties fo:break-before="auto" style:column-width="1.4984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2.2835in"/>
    </style:style>
    <style:style style:name="co37" style:family="table-column">
      <style:table-column-properties fo:break-before="auto" style:column-width="2.0098in"/>
    </style:style>
    <style:style style:name="co38" style:family="table-column">
      <style:table-column-properties fo:break-before="auto" style:column-width="1.0701in"/>
    </style:style>
    <style:style style:name="co39" style:family="table-column">
      <style:table-column-properties fo:break-before="auto" style:column-width="1.7929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835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</text:span><text:span text:style-name="T6">6,PLT_07_02.007, </text:span><text:span text:style-name="T6">PLT_07_04.004, </text:span><text:span text:style-name="T6">PLT_07_04.005, PLT_16.001, </text:span><text:span text:style-name="T6">PLT_17.001,PLT_18.001,PLT_1</text:span><text:span text:style-name="T6">9.001,PLT_20.001,PLT_21.001,</text:span><text:span text:style-name="T6">PLT_22.001,PLT_09.004,PLT_0</text:span><text:span text:style-name="T6">9.005,PLT_13.001, </text:span><text:span text:style-name="T6">PLT_01.026, </text:span><text:span text:style-name="T6">PLT_24.001,PLT_24.002,PLT_2</text:span><text:span text:style-name="T6">4.003,PLT_24.004,PLT_24.005,</text:span><text:span text:style-name="T6">PLT_24.006,PLT_24.007,PLT_2</text:span><text:span text:style-name="T6">4.008,PLT_24.009,PLT_24.010,</text:span><text:span text:style-name="T6">PLT_24.011,PLT_24.012,PLT_2</text:span><text:span text:style-name="T6">4.013,PLT_24.014,PLT_24.015,</text:span><text:span text:style-name="T6">PLT_24.016,PLT_24.017,PLT_2</text:span><text:span text:style-name="T6">4.018,PLT_24.019,PLT_24.020,</text:span><text:span text:style-name="T6">LT_24.021,LT_24.022,LT_24.02</text:span><text:span text:style-name="T6">3,LT_24.024,LT_24.025,PLT_1</text:span><text:span text:style-name="T6">6.001,PLT_16.002</text:span>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1"/>
        <table:table-column table:style-name="co10" table:number-columns-repeated="252" table:default-cell-style-name="Default"/>
        <table:table-row table:style-name="ro11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3">
          <table:table-cell table:style-name="ce46" office:value-type="string" table:number-columns-spanned="2" table:number-rows-spanned="1">
            <text:p>Account: Register new account</text:p>
          </table:table-cell>
          <table:covered-table-cell table:style-name="Default"/>
          <table:table-cell table:style-name="Default"/>
          <table:table-cell table:style-name="ce96"/>
          <table:table-cell table:number-columns-repeated="252"/>
        </table:table-row>
        <table:table-row table:style-name="ro14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ACC_01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ACC_01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6</text:p>
          </table:table-cell>
          <table:table-cell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CR_25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CR_25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0" office:value-type="string">
            <text:p>GTN_PLT_ACR_25.026</text:p>
          </table:table-cell>
          <table:table-cell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3">
          <table:table-cell table:style-name="ce50" office:value-type="string">
            <text:p>GTN_PLT_ACR_25.027</text:p>
          </table:table-cell>
          <table:table-cell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50" office:value-type="string">
            <text:p>GTN_PLT_ACR_26.001</text:p>
          </table:table-cell>
          <table:table-cell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7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GTN_PLT_ORG_02_01.001</text:p>
          </table:table-cell>
          <table:table-cell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2</text:p>
          </table:table-cell>
          <table:table-cell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3</text:p>
          </table:table-cell>
          <table:table-cell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4</text:p>
          </table:table-cell>
          <table:table-cell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2.001</text:p>
          </table:table-cell>
          <table:table-cell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2</text:p>
          </table:table-cell>
          <table:table-cell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3</text:p>
          </table:table-cell>
          <table:table-cell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4</text:p>
          </table:table-cell>
          <table:table-cell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5</text:p>
          </table:table-cell>
          <table:table-cell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6</text:p>
          </table:table-cell>
          <table:table-cell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7</text:p>
          </table:table-cell>
          <table:table-cell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3.001</text:p>
          </table:table-cell>
          <table:table-cell office:value-type="string">
            <text:p>Check Edit use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2</text:p>
          </table:table-cell>
          <table:table-cell office:value-type="string">
            <text:p>Edit Fir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3</text:p>
          </table:table-cell>
          <table:table-cell office:value-type="string">
            <text:p>Edit La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4</text:p>
          </table:table-cell>
          <table:table-cell office:value-type="string">
            <text:p>Check Editing Email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5</text:p>
          </table:table-cell>
          <table:table-cell office:value-type="string">
            <text:p>Check Editing Password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7</text:p>
          </table:table-cell>
          <table:table-cell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9</text:p>
          </table:table-cell>
          <table:table-cell office:value-type="string">
            <text:p>Remove user role in Community Managemen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10</text:p>
          </table:table-cell>
          <table:table-cell office:value-type="string">
            <text:p>Remove user role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4.001</text:p>
          </table:table-cell>
          <table:table-cell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GTN_PLT_ORG_02_04.002</text:p>
          </table:table-cell>
          <table:table-cell office:value-type="string">
            <text:p>Delete specific user from existing users list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4.003</text:p>
          </table:table-cell>
          <table:table-cell office:value-type="string">
            <text:p>Delete specific user from search result in Community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1.001</text:p>
          </table:table-cell>
          <table:table-cell office:value-type="string">
            <text:p>Check showing Group Management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2.001</text:p>
          </table:table-cell>
          <table:table-cell office:value-type="string">
            <text:p>Add new Group in Group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2.002</text:p>
          </table:table-cell>
          <table:table-cell office:value-type="string">
            <text:p>Add new group with blank required field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3</text:p>
          </table:table-cell>
          <table:table-cell office:value-type="string">
            <text:p>Add new group when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4</text:p>
          </table:table-cell>
          <table:table-cell table:style-name="ce58" office:value-type="string">
            <text:p><text:span text:style-name="T7">Add new group when Group </text:span><text:span text:style-name="T7">Name starts with </text:span><text:span text:style-name="T10">dash</text:span><text:span text:style-name="T7"> and dot</text:span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ORG_03_02.005</text:p>
          </table:table-cell>
          <table:table-cell office:value-type="string">
            <text:p>Add new group when group name is the same with existing but different with lower/upper cas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2.006</text:p>
          </table:table-cell>
          <table:table-cell office:value-type="string">
            <text:p>Add new group with Name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7</text:p>
          </table:table-cell>
          <table:table-cell office:value-type="string">
            <text:p>Add new group when Name contains special characters</text:p>
            <draw:frame table:end-cell-address="Check_List.B90" table:end-x="0.6232in" table:end-y="0.1732in" draw:z-index="0" draw:name="http://jira.exoplatform.org/images/icons/link_out_bot.gif" draw:style-name="gr1" draw:text-style-name="P1" svg:width="0.622in" svg:height="0.0524in" svg:x="0.0012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09in" table:end-y="0.1717in" draw:z-index="1" draw:name="http://jira.exoplatform.org/images/icons/link_out_bot.gif" draw:style-name="gr1" draw:text-style-name="P1" svg:width="0.5165in" svg:height="0.0508in" svg:x="5.2744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8</text:p>
          </table:table-cell>
          <table:table-cell office:value-type="string">
            <text:p>Add new group when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9</text:p>
          </table:table-cell>
          <table:table-cell office:value-type="string">
            <text:p>Add new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0</text:p>
          </table:table-cell>
          <table:table-cell office:value-type="string">
            <text:p>Add new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1</text:p>
          </table:table-cell>
          <table:table-cell office:value-type="string">
            <text:p>Add new grou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2</text:p>
          </table:table-cell>
          <table:table-cell table:style-name="ce62" office:value-type="string">
            <text:p>Add new group same n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3.001</text:p>
          </table:table-cell>
          <table:table-cell table:style-name="ce62" office:value-type="string">
            <text:p>Edit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2</text:p>
          </table:table-cell>
          <table:table-cell table:style-name="ce62" office:value-type="string">
            <text:p>Check Edit group form</text:p>
            <draw:frame table:end-cell-address="Check_List.B97" table:end-x="0.6232in" table:end-y="0.1728in" draw:z-index="2" draw:name="http://jira.exoplatform.org/images/icons/link_out_bot.gif" draw:style-name="gr1" draw:text-style-name="P1" svg:width="0.622in" svg:height="0.035in" svg:x="0.0012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09in" table:end-y="0.0031in" draw:z-index="3" draw:name="http://jira.exoplatform.org/images/icons/link_out_bot.gif" draw:style-name="gr1" draw:text-style-name="P1" svg:width="0.5165in" svg:height="0.0508in" svg:x="5.274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3</text:p>
          </table:table-cell>
          <table:table-cell table:style-name="ce62" office:value-type="string">
            <text:p>Edit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4</text:p>
          </table:table-cell>
          <table:table-cell table:style-name="ce62" office:value-type="string">
            <text:p>Edit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5</text:p>
          </table:table-cell>
          <table:table-cell table:style-name="ce62" office:value-type="string">
            <text:p>Edit group with Label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6</text:p>
          </table:table-cell>
          <table:table-cell table:style-name="ce62" office:value-type="string">
            <text:p>Edit Description of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4.001</text:p>
          </table:table-cell>
          <table:table-cell table:style-name="ce62" office:value-type="string">
            <text:p>Delete group with deleting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2</text:p>
          </table:table-cell>
          <table:table-cell office:value-type="string">
            <text:p>Delete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3</text:p>
          </table:table-cell>
          <table:table-cell office:value-type="string">
            <text:p>Delete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4.006</text:p>
          </table:table-cell>
          <table:table-cell table:style-name="ce62" office:value-type="string">
            <text:p>Check creating page for deleted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7</text:p>
          </table:table-cell>
          <table:table-cell table:style-name="ce62" office:value-type="string">
            <text:p>Check <text:s/>existing of deleted group's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8</text:p>
          </table:table-cell>
          <table:table-cell table:style-name="ce62" office:value-type="string">
            <text:p>Delete group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9</text:p>
          </table:table-cell>
          <table:table-cell table:style-name="ce62" office:value-type="string">
            <text:p>Delete group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5.001</text:p>
          </table:table-cell>
          <table:table-cell table:style-name="ce62" office:value-type="string">
            <text:p>Add user into group without specify anyon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GTN_PLT_ORG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5</text:p>
          </table:table-cell>
          <table:table-cell table:style-name="ce62" office:value-type="string">
            <text:p>Add an user into a group with different rol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6</text:p>
          </table:table-cell>
          <table:table-cell table:style-name="ce62" office:value-type="string">
            <text:p>Add an user into a group with the same exiting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7</text:p>
          </table:table-cell>
          <table:table-cell office:value-type="string">
            <text:p>Add duplicate user into a group with the same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8</text:p>
          </table:table-cell>
          <table:table-cell office:value-type="string">
            <text:p>Add some user into group and after delete an us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9</text:p>
          </table:table-cell>
          <table:table-cell table:style-name="ce62" office:value-type="string">
            <text:p>Add user into group without specify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11</text:p>
          </table:table-cell>
          <table:table-cell table:style-name="ce63" office:value-type="string">
            <text:p>Add multi users into group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ORG_03_05.012</text:p>
          </table:table-cell>
          <table:table-cell office:value-type="string">
            <text:p>Add some users into group in case after comma has space</text:p>
            <text:p><text:s text:c="2"/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6.001</text:p>
          </table:table-cell>
          <table:table-cell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6.002</text:p>
          </table:table-cell>
          <table:table-cell office:value-type="string">
            <text:p>Edit membership with <text:s text:c="2"/>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6.003</text:p>
          </table:table-cell>
          <table:table-cell office:value-type="string">
            <text:p>Edit membership of user which was deleted from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6.004</text:p>
          </table:table-cell>
          <table:table-cell office:value-type="string">
            <text:p>Edit membership which was remov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7.002</text:p>
          </table:table-cell>
          <table:table-cell table:style-name="ce62" office:value-type="string">
            <text:p>Remove user from existing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7.004</text:p>
          </table:table-cell>
          <table:table-cell office:value-type="string">
            <text:p>Check showing group's pages list after user was removed from group with 1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1.001</text:p>
          </table:table-cell>
          <table:table-cell office:value-type="string">
            <text:p>Check showing existing membership typ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2.001</text:p>
          </table:table-cell>
          <table:table-cell office:value-type="string">
            <text:p>Add new blank name membership in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3</text:p>
          </table:table-cell>
          <table:table-cell office:value-type="string">
            <text:p>Add new membership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4</text:p>
          </table:table-cell>
          <table:table-cell office:value-type="string">
            <text:p>Add new membership with name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5</text:p>
          </table:table-cell>
          <table:table-cell office:value-type="string">
            <text:p>Add New Membershi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6</text:p>
          </table:table-cell>
          <table:table-cell office:value-type="string">
            <text:p>Check Reset function in Add new membership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3.001</text:p>
          </table:table-cell>
          <table:table-cell office:value-type="string">
            <text:p>Edit Membership in Organization Management form by Administra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4.001</text:p>
          </table:table-cell>
          <table:table-cell office:value-type="string">
            <text:p>Delete membership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2</text:p>
          </table:table-cell>
          <table:table-cell office:value-type="string">
            <text:p>Delete membershi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3</text:p>
          </table:table-cell>
          <table:table-cell office:value-type="string">
            <text:p>Delete Membership while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4</text:p>
          </table:table-cell>
          <table:table-cell office:value-type="string">
            <text:p>Delete Membership while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5</text:p>
          </table:table-cell>
          <table:table-cell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4_04.006</text:p>
          </table:table-cell>
          <table:table-cell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4_04.007</text:p>
          </table:table-cell>
          <table:table-cell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2</text:p>
          </table:table-cell>
          <table:table-cell table:style-name="ce51" office:value-type="string">
            <text:p>Asa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3</text:p>
          </table:table-cell>
          <table:table-cell office:value-type="string">
            <text:p>Add new category with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5</text:p>
          </table:table-cell>
          <table:table-cell office:value-type="string">
            <text:p>Add new category with name <text:s/>contains alpha, digit, underscore and dash in the midd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6</text:p>
          </table:table-cell>
          <table:table-cell office:value-type="string">
            <text:p>Add new category with special characters in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2</text:p>
          </table:table-cell>
          <table:table-cell table:style-name="ce64" office:value-type="string">
            <text:p>Edit Description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3.001</text:p>
          </table:table-cell>
          <table:table-cell office:value-type="string">
            <text:p>Delete category in Application when it has no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2</text:p>
          </table:table-cell>
          <table:table-cell office:value-type="string">
            <text:p>Delete category in Application when it has no application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3</text:p>
          </table:table-cell>
          <table:table-cell office:value-type="string">
            <text:p>Delete category in Application when it has application(s)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4</text:p>
          </table:table-cell>
          <table:table-cell office:value-type="string">
            <text:p>Delete category in Application when it has application(s)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6.001</text:p>
          </table:table-cell>
          <table:table-cell office:value-type="string">
            <text:p>Limit access right for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6.002</text:p>
          </table:table-cell>
          <table:table-cell office:value-type="string">
            <text:p>Public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6.003</text:p>
          </table:table-cell>
          <table:table-cell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6.001</text:p>
          </table:table-cell>
          <table:table-cell table:style-name="ce65" office:value-type="string">
            <text:p>Show portlets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6.002</text:p>
          </table:table-cell>
          <table:table-cell table:style-name="ce65" office:value-type="string">
            <text:p>Show portlet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1.001</text:p>
          </table:table-cell>
          <table:table-cell table:style-name="ce66" office:value-type="string">
            <text:p>Check showing gadget details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number-columns-repeated="253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5.002</text:p>
          </table:table-cell>
          <table:table-cell table:style-name="ce69" office:value-type="string">
            <text:p>Edit invalid a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52" office:value-type="string">
            <text:p>GTN_PLT_OTHERS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2</text:p>
          </table:table-cell>
          <table:table-cell table:style-name="ce72" office:value-type="string">
            <text:p>Check listing pages at the same level in Site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3</text:p>
          </table:table-cell>
          <table:table-cell table:style-name="ce73" office:value-type="string">
            <text:p>Show sitemap after chose new portal to show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4</text:p>
          </table:table-cell>
          <table:table-cell table:style-name="ce74" office:value-type="string">
            <text:p>Check showing sitemap in different ski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5</text:p>
          </table:table-cell>
          <table:table-cell table:style-name="ce75" office:value-type="string">
            <text:p>Check showing when select to the page listed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6</text:p>
          </table:table-cell>
          <table:table-cell table:style-name="ce76" office:value-type="string">
            <text:p>Check showing when click Expand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7</text:p>
          </table:table-cell>
          <table:table-cell table:style-name="ce76" office:value-type="string">
            <text:p>Check showing when click Collapse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8.001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9.001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0.001</text:p>
          </table:table-cell>
          <table:table-cell table:style-name="ce76" office:value-type="string">
            <text:p>Check showing User Toolbar Dashboard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1.001</text:p>
          </table:table-cell>
          <table:table-cell table:style-name="ce78" office:value-type="string">
            <text:p>Check displaying Site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2.001</text:p>
          </table:table-cell>
          <table:table-cell table:style-name="ce78" office:value-type="string">
            <text:p>Check displaying Group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3.001</text:p>
          </table:table-cell>
          <table:table-cell table:style-name="ce78" office:value-type="string">
            <text:p>Check displaying User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4.001</text:p>
          </table:table-cell>
          <table:table-cell table:style-name="ce76" office:value-type="string">
            <text:p>Check showing in Admin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8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79" office:value-type="string">
            <text:p>Drag &amp; drop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0" office:value-type="string">
            <text:p>Change position of gadget in Dashboar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79" office:value-type="string">
            <text:p>Add new tab for Dashboard with valid value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7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0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79" office:value-type="string">
            <text:p>Edit tab for Dashboard with valid values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3" office:value-type="string">
            <text:p>Edit tab for Dashboard with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3" office:value-type="string">
            <text:p>Delete tab for Dashboard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7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3" office:value-type="string">
            <text:p>Delete the last tab for Dashboard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0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0" table:number-rows-repeated="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3"/>
        <table:table-column table:style-name="co11" table:default-cell-style-name="ce48"/>
        <table:table-column table:style-name="co10" table:default-cell-style-name="ce111"/>
        <table:table-column table:style-name="co12" table:default-cell-style-name="ce115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6" table:default-cell-style-name="ce120"/>
        <table:table-column table:style-name="co10" table:default-cell-style-name="ce117"/>
        <table:table-column table:style-name="co10" table:default-cell-style-name="ce124"/>
        <table:table-column table:style-name="co10" table:number-columns-repeated="6" table:default-cell-style-name="ce117"/>
        <table:table-column table:style-name="co10" table:number-columns-repeated="2" table:default-cell-style-name="ce124"/>
        <table:table-column table:style-name="co10" table:number-columns-repeated="238" table:default-cell-style-name="ce129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20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style-name="Default"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GTN_PLT_ACC__0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C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C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GTN_PLT_ACC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C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GTN_PLT_ACC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C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GTN_PLT_ACC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C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GTN_PLT_ACC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C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GTN_PLT_ACC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C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GTN_PLT_ACC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C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GTN_PLT_ACC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C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GTN_PLT_ACC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C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GTN_PLT_ACC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C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, please enter a different nam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C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C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C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C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user name can not be empt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GTN_PLT_ACC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C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GTN_PLT_ACC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C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GTN_PLT_ACC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C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GTN_PLT_ACC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C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GTN_PLT_ACC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C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GTN_PLT_ACC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C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GTN_PLT_ACC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C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GTN_PLT_ACC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C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GTN_PLT_ACC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C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GTN_PLT_ACC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C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GTN_PLT_ACC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8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C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GTN_PLT_ACC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C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GTN_PLT_ACC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C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/Last Name less than 3 or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GTN_PLT_ACC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C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GTN_PLT_ACC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C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C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GTN_PLT_ACC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C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ACC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Account_register" table:style-name="ta1" table:print="false">
        <table:table-column table:style-name="co10" table:default-cell-style-name="ce103"/>
        <table:table-column table:style-name="co11" table:default-cell-style-name="ce131"/>
        <table:table-column table:style-name="co10" table:default-cell-style-name="ce111"/>
        <table:table-column table:style-name="co12" table:default-cell-style-name="ce132"/>
        <table:table-column table:style-name="co13" table:default-cell-style-name="ce117"/>
        <table:table-column table:style-name="co14" table:default-cell-style-name="ce117"/>
        <table:table-column table:style-name="co15" table:default-cell-style-name="ce120"/>
        <table:table-column table:style-name="co16" table:default-cell-style-name="ce117"/>
        <table:table-column table:style-name="co10" table:default-cell-style-name="ce117"/>
        <table:table-column table:style-name="co10" table:number-columns-repeated="247" table:default-cell-style-name="Default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GTN_PLT_ACR_2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</text:span><text:span text:style-name="T9">right</text:span>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R_25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R_25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GTN_PLT_ACR_25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R_2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user name can not start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GTN_PLT_ACR_25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R_25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GTN_PLT_ACR_25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R_2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GTN_PLT_ACR_2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R_25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GTN_PLT_ACR_2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R_25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GTN_PLT_ACR_25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R_2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GTN_PLT_ACR_25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R_25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GTN_PLT_ACR_25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R_25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GTN_PLT_ACR_25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R_25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R_25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R_2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R_25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R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GTN_PLT_ACR_25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R_25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GTN_PLT_ACR_25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R_25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GTN_PLT_ACR_2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R_25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GTN_PLT_ACR_25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R_25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GTN_PLT_ACR_25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R_2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GTN_PLT_ACR_25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R_25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GTN_PLT_ACR_2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R_25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GTN_PLT_ACR_25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R_25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GTN_PLT_ACR_25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R_25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GTN_PLT_ACR_25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R_2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GTN_PLT_ACR_25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R_25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GTN_PLT_ACR_25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R_25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GTN_PLT_ACR_25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R_2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/Last Name less than 3 or over 45 characters</text:p>
          </table:table-cell>
          <table:table-cell office:value-type="string">
            <text:p>Step 2: Add new account</text:p>
          </table:table-cell>
          <table:table-cell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GTN_PLT_ACR_25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R_25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GTN_PLT_ACR_25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R_2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R_2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GTN_PLT_ACR_2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R_2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Input invalid 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ext verification isn't correct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office:value-type="string">
            <text:p>GTN_PLT_ACR_2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GTN_PLT_ACR_2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he field "Text validation:" is required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office:value-type="string">
            <text:p>GTN_PLT_ACR_26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ACR_26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GTN_PLT_ACR_26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GTN_PLT_ACR_26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GTN_PLT_ACR_26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0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Organization" table:style-name="ta1" table:print="false">
        <table:table-column table:style-name="co17" table:default-cell-style-name="ce100"/>
        <table:table-column table:style-name="co18" table:default-cell-style-name="ce137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10" table:default-cell-style-name="ce139"/>
        <table:table-column table:style-name="co24" table:default-cell-style-name="ce139"/>
        <table:table-column table:style-name="co25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<text:span text:style-name="T17"> </text:span><text:span text:style-name="T17">form is shown, includes:</text:span></text:p>
            <text:p>-<text:span text:style-name="T19"> User Management</text:span><text:span text:style-name="T17"> is chosen </text:span><text:span text:style-name="T17">as default, existing users list is </text:span><text:span text:style-name="T17">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style-name="Default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</text:span><text:span text:style-name="T7">Page, Next Page, Next 10 </text:span><text:span text:style-name="T7">pages </text:span><text:span text:style-name="T17">are disable</text:span></text:p>
            <text:p>- If total page less than 11, <text:span text:style-name="T7">Next </text:span><text:span text:style-name="T7">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</text:span><text:span text:style-name="T17">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7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New </text:span><text:span text:style-name="T7">Password</text:span><text:span text:style-name="T17"> are shown only when </text:span><text:span text:style-name="T7">Change Password </text:span><text:span text:style-name="T17">option is </text:span><text:span text:style-name="T17">checked, otherwise, they're </text:span><text:span text:style-name="T17">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</text:span><text:span text:style-name="T7">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</text:span><text:span text:style-name="T17">option is selected</text:span></text:p>
            <text:p><text:span text:style-name="T17">- </text:span><text:span text:style-name="T7">Business Infor</text:span><text:span text:style-name="T17"> is displayed if </text:span><text:span text:style-name="T17">this 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</text:span><text:span text:style-name="T7">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</text:span><text:span text:style-name="T17">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</text:span><text:span text:style-name="T7">Name starts with <text:s/></text:span><text:span text:style-name="T10">dash</text:span><text:span text:style-name="T7"> and </text:span><text:span text:style-name="T7">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</text:span><text:span text:style-name="T17">Name starts with <text:s text:c="2"/></text:span><text:span text:style-name="T15">dash</text:span><text:span text:style-name="T17"> and 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</text:span><text:span text:style-name="T9">start 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><text:span text:style-name="T17">- Click </text:span><text:span text:style-name="T7">Cancel</text:span><text:span text:style-name="T17"> 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7">- Search pages of deleted 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GTN_PLT_ORG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</text:span><text:span text:style-name="T27">created 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GTN_PLT_ORG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from </text:span><text:span text:style-name="T28">group (has no role in group </text:span><text:span text:style-name="T28">anymore): </text:span></text:p>
            <text:p><text:span text:style-name="T28">he can not see any page </text:span><text:span text:style-name="T28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GTN_PLT_ORG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GTN_PLT_ORG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to above </text:span><text:span text:style-name="T17">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0" table:number-rows-repeated="591">
          <table:table-cell table:number-columns-repeated="256"/>
        </table:table-row>
        <table:table-row table:style-name="ro10">
          <table:table-cell table:number-columns-repeated="4"/>
          <table:table-cell>
            <draw:frame table:end-cell-address="Organization.E864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0" table:number-rows-repeated="1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Application_Registry" table:style-name="ta1" table:print="false">
        <table:table-column table:style-name="co26" table:default-cell-style-name="ce100"/>
        <table:table-column table:style-name="co27" table:default-cell-style-name="ce156"/>
        <table:table-column table:style-name="co28" table:default-cell-style-name="ce157"/>
        <table:table-column table:style-name="co29" table:default-cell-style-name="ce157"/>
        <table:table-column table:style-name="co3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10" table:default-cell-style-name="ce157"/>
        <table:table-column table:style-name="co10" table:number-columns-repeated="6" table:default-cell-style-name="ce186"/>
        <table:table-column table:style-name="co10" table:number-columns-repeated="241" table:default-cell-style-name="Default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9"/>
          <table:table-cell table:style-name="ce157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Name</text:span><text:span text:style-name="T17"> </text:span><text:span text:style-name="T17">with number as the first </text:span><text:span text:style-name="T17">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Name</text:span><text:span text:style-name="T17"> </text:span><text:span text:style-name="T17">with dash and underscore </text:span><text:span text:style-name="T17">characters as the 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</text:span><text:span text:style-name="T31">contains alpha, digit, underscore </text:span><text:span text:style-name="T33">and dash characters in the </text:span><text:span text:style-name="T33">middle (e.g: new.category or </text:span><text:span text:style-name="T33">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</text:span><text:span text:style-name="T29">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</text:span><text:span text:style-name="T17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URL </text:span><text:span text:style-name="T17">blank 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</text:span><text:span text:style-name="T25">gadget's 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</text:span><text:span text:style-name="T25">existing in 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</text:span><text:span text:style-name="T25">right </text:span><text:span text:style-name="T25"><text:line-break/></text:span><text:span text:style-name="T25">- Click OK in confirm message</text:span></text:p>
            <text:p><text:span text:style-name="T25">All portlets/gadgets in different </text:span><text:span text:style-name="T25">categories will be imported and </text:span><text:span text:style-name="T25">listed in left 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GTN_PLT_APPR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0">added into </text:span><text:span text:style-name="T40">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GTN_PLT_APPR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GTN_PLT_APPR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GTN_PLT_APPR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GTN_PLT_APPR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</text:span><text:span text:style-name="T19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visibility="filter" table:number-rows-repeated="317">
          <table:table-cell table:number-columns-repeated="256"/>
        </table:table-row>
        <table:table-row table:style-name="ro10" table:visibility="filter" table:number-rows-repeated="10">
          <table:table-cell table:number-columns-repeated="9"/>
          <table:table-cell table:style-name="ce157" table:number-columns-repeated="247"/>
        </table:table-row>
        <table:table-row table:style-name="ro10" table:visibility="filter">
          <table:table-cell table:number-columns-repeated="9"/>
          <table:table-cell table:style-name="ce157" table:number-columns-repeated="247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0"/>
        <table:table-column table:style-name="co31" table:default-cell-style-name="ce137"/>
        <table:table-column table:style-name="co32" table:default-cell-style-name="ce116"/>
        <table:table-column table:style-name="co33" table:default-cell-style-name="ce196"/>
        <table:table-column table:style-name="co34" table:default-cell-style-name="ce116"/>
        <table:table-column table:style-name="co35" table:default-cell-style-name="ce210"/>
        <table:table-column table:style-name="co36" table:default-cell-style-name="ce210"/>
        <table:table-column table:style-name="co37" table:default-cell-style-name="ce210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GTN_PLT_OTHERS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GTN_PLT_OTHERS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GTN_PLT_OTHERS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GTN_PLT_OTHERS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GTN_PLT_OTHERS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GTN_PLT_OTHERS_18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Step 1: check showing User Site toolbar portlet</text:p>
          </table:table-cell>
          <table:table-cell office:value-type="string">
            <text:p>- Log in by admin</text:p>
            <text:p>- On the top page, move mouse on <text:span text:style-name="T7">Site</text:span></text:p>
          </table:table-cell>
          <table:table-cell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GTN_PLT_OTHERS_19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Step 1: check showing User Group toolbar portlet</text:p>
          </table:table-cell>
          <table:table-cell office:value-type="string">
            <text:p>- Log in by admin</text:p>
            <text:p>- On the top page, move mouse on <text:span text:style-name="T7">Group</text:span></text:p>
          </table:table-cell>
          <table:table-cell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GTN_PLT_OTHERS_2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office:value-type="string">
            <text:p>Step 1: check showing User Dashboard toolbar portlet</text:p>
          </table:table-cell>
          <table:table-cell office:value-type="string">
            <text:p>- Log in by admin</text:p>
            <text:p>- On the top page, move mouse on <text:span text:style-name="T7">Dashboard</text:span></text:p>
          </table:table-cell>
          <table:table-cell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GTN_PLT_OTHERS_2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office:value-type="string">
            <text:p>Step 1: Check displaying Site Navigation</text:p>
          </table:table-cell>
          <table:table-cell office:value-type="string">
            <text:p>- Login by admin</text:p>
            <text:p>- Click on <text:span text:style-name="T19">Site</text:span> link</text:p>
          </table:table-cell>
          <table:table-cell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GTN_PLT_OTHERS_2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office:value-type="string">
            <text:p>Step 1: Check displaying Group Navigation</text:p>
          </table:table-cell>
          <table:table-cell office:value-type="string">
            <text:p>- Login by admin</text:p>
            <text:p>- Click on <text:span text:style-name="T19">Group</text:span> link</text:p>
          </table:table-cell>
          <table:table-cell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GTN_PLT_OTHERS_2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office:value-type="string">
            <text:p>Step 1: Check displaying Dashboard Navigation</text:p>
          </table:table-cell>
          <table:table-cell office:value-type="string">
            <text:p>- Login by admin</text:p>
            <text:p>- Click on <text:span text:style-name="T19">Dashboard</text:span> link</text:p>
          </table:table-cell>
          <table:table-cell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GTN_PLT_OTHERS_2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office:value-type="string">
            <text:p>Step 1: Check showing in Admin toolbar portlet</text:p>
          </table:table-cell>
          <table:table-cell office:value-type="string">
            <text:p><text:span text:style-name="T17">- Log in by admin</text:span></text:p>
            <text:p><text:span text:style-name="T17">- Click Site or group or </text:span><text:span text:style-name="T17">dashboard and move mouse on </text:span><text:span text:style-name="T19">Site</text:span><text:span text:style-name="T17"> </text:span><text:span text:style-name="T7">editor or Group editor or </text:span><text:span text:style-name="T7">Dashboard editor</text:span><text:span text:style-name="T17"> link</text:span></text:p>
          </table:table-cell>
          <table:table-cell office:value-type="string">
            <text:p>Show list all functions for <text:span text:style-name="T7">editor</text:span><text:span text:style-name="T17"> </text:span><text:span text:style-name="T17">in menu form:</text:span></text:p>
            <text:p><text:span text:style-name="T17">- </text:span><text:span text:style-name="T7">Add new page: </text:span><text:span text:style-name="T17">user can add </text:span><text:span text:style-name="T17">new page 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layout: </text:span><text:span text:style-name="T17">user can edit </text:span><text:span text:style-name="T17">layout </text:span></text:p>
            <text:p><text:span text:style-name="T42">When click</text:span></text:p>
            <text:p><text:span text:style-name="T43">- Site editor: can add/edit page </text:span><text:span text:style-name="T43">and edit layout of portal</text:span></text:p>
            <text:p><text:span text:style-name="T43">- Group editor:can add/edit page </text:span><text:span text:style-name="T43">and edit layout of <text:s/>group</text:span></text:p>
            <text:p><text:span text:style-name="T43">- Dashboard editor: can add/edit </text:span><text:span text:style-name="T43">page and edit layout of 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0" table:visibility="filter" table:number-rows-repeated="6">
          <table:table-cell table:style-name="ce103"/>
          <table:table-cell table:number-columns-repeated="3"/>
          <table:table-cell table:style-name="ce74"/>
          <table:table-cell table:number-columns-repeated="251"/>
        </table:table-row>
        <table:table-row table:style-name="ro10" table:visibility="filter">
          <table:table-cell table:style-name="ce103"/>
          <table:table-cell table:number-columns-repeated="255"/>
        </table:table-row>
        <table:table-row table:style-name="ro14" table:visibility="filter">
          <table:table-cell table:style-name="ce103"/>
          <table:table-cell table:number-columns-repeated="9"/>
          <table:table-cell office:value-type="string">
            <text:p>oup</text:p>
          </table:table-cell>
          <table:table-cell table:number-columns-repeated="245"/>
        </table:table-row>
        <table:table-row table:style-name="ro10" table:visibility="filter" table:number-rows-repeated="2">
          <table:table-cell table:style-name="ce103"/>
          <table:table-cell table:number-columns-repeated="255"/>
        </table:table-row>
        <table:table-row table:style-name="ro10" table:visibility="filter" table:number-rows-repeated="22">
          <table:table-cell table:number-columns-repeated="256"/>
        </table:table-row>
        <table:table-row table:style-name="ro10" table:visibility="filter" table:number-rows-repeated="21">
          <table:table-cell table:number-columns-repeated="3"/>
          <table:table-cell table:style-name="ce116"/>
          <table:table-cell table:number-columns-repeated="252"/>
        </table:table-row>
        <table:table-row table:style-name="ro10" table:visibility="filter" table:number-rows-repeated="10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</table:table>
      <table:table table:name="Dashboard" table:style-name="ta1" table:print="false">
        <table:table-column table:style-name="co10" table:default-cell-style-name="ce103"/>
        <table:table-column table:style-name="co38" table:default-cell-style-name="ce194"/>
        <table:table-column table:style-name="co10" table:default-cell-style-name="ce138"/>
        <table:table-column table:style-name="co33" table:default-cell-style-name="ce71"/>
        <table:table-column table:style-name="co34" table:default-cell-style-name="ce116"/>
        <table:table-column table:style-name="co35" table:default-cell-style-name="ce134"/>
        <table:table-column table:style-name="co13" table:default-cell-style-name="ce134"/>
        <table:table-column table:style-name="co37" table:default-cell-style-name="ce136"/>
        <table:table-column table:style-name="co10" table:default-cell-style-name="ce136"/>
        <table:table-column table:style-name="co10" table:number-columns-repeated="8" table:default-cell-style-name="ce116"/>
        <table:table-column table:style-name="co10" table:number-columns-repeated="239" table:default-cell-style-name="ce100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office:value-type="string">
            <text:p>GTN_PLT_DASHBOARD_1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DASHBOARD_10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GTN_PLT_DASHBOARD_1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GTN_PLT_DASHBOARD_1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DASHBOARD_1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GTN_PLT_DASHBOARD_1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GTN_PLT_DASHBOARD_1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GTN_PLT_DASHBOARD_1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DASHBOARD_1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GTN_PLT_DASHBOARD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GTN_PLT_DASHBOARD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GTN_PLT_DASHBOARD_1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DASHBOARD_1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GTN_PLT_DASHBOARD_1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GTN_PLT_DASHBOARD_1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GTN_PLT_DASHBOARD_1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DASHBOARD_1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GTN_PLT_DASHBOARD_1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GTN_PLT_DASHBOARD_1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GTN_PLT_DASHBOARD_1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DASHBOARD_1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DASHBOARD_1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office:value-type="string">
            <text:p>GTN_PLT_DASHBOARD_1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DASHBOARD_1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DASHBOARD_1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GTN_PLT_DASHBOARD_1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office:value-type="string">
            <text:p>GTN_PLT_DASHBOARD_1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GTN_PLT_DASHBOARD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DASHBOARD_13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GTN_PLT_DASHBOARD_13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DASHBOARD_13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GTN_PLT_DASHBOARD_13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GTN_PLT_DASHBOARD_1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GTN_PLT_DASHBOARD_13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DASHBOARD_13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<text:span text:style-name="T44">starts with <text:s/>underscore, </text:span><text:span text:style-name="T45">dash</text:span><text:span text:style-name="T44"> </text:span><text:span text:style-name="T44">and dot</text:span></text:p>
          </table:table-cell>
          <table:table-cell table:style-name="ce133" office:value-type="string">
            <text:p>Step 3: Add new tab start <text:span text:style-name="T44">with <text:s/></text:span><text:span text:style-name="T44">underscore, </text:span><text:span text:style-name="T45">dash</text:span><text:span text:style-name="T44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office:value-type="string">
            <text:p>GTN_PLT_DASHBOARD_13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DASHBOARD_1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GTN_PLT_DASHBOARD_1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office:value-type="string">
            <text:p>GTN_PLT_DASHBOARD_1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7" office:value-type="string">
            <text:p><text:span text:style-name="T11">Add new tab for Dashboard </text:span>when name over 50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GTN_PLT_DASHBOARD_1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DASHBOARD_1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office:value-type="string">
            <text:p>GTN_PLT_DASHBOARD_1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DASHBOARD_1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GTN_PLT_DASHBOARD_1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office:value-type="string">
            <text:p>GTN_PLT_DASHBOARD_1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GTN_PLT_DASHBOARD_14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DASHBOARD_14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office:value-type="string">
            <text:p>GTN_PLT_DASHBOARD_14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DASHBOARD_14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GTN_PLT_DASHBOARD_1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</text:span><text:span text:style-name="T44">contain special 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GTN_PLT_DASHBOARD_14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GTN_PLT_DASHBOARD_14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DASHBOARD_14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office:value-type="string">
            <text:p>GTN_PLT_DASHBOARD_1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DASHBOARD_1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DASHBOARD_1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office:value-type="string">
            <text:p>GTN_PLT_DASHBOARD_1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DASHBOARD_1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DASHBOARD_1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</text:span><text:span text:style-name="T46">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office:value-type="string">
            <text:p>GTN_PLT_DASHBOARD_1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GTN_PLT_DASHBOARD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DASHBOARD_15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" table:number-rows-repeated="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  <table:table-row table:style-name="ro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238"/>
        <table:table-column table:style-name="co40" table:default-cell-style-name="ce241"/>
        <table:table-column table:style-name="co41" table:default-cell-style-name="ce244"/>
        <table:table-column table:style-name="co42" table:default-cell-style-name="ce244"/>
        <table:table-column table:style-name="co43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3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3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GTN_PLT_ACC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5">
            <text:p>25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3">
          <table:table-cell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0">
          <table:table-cell office:value-type="string">
            <text:p>GTN_PLT_OTHERS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5" office:value-type="string">
            <text:p>GTN_PLT_OTHERS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55">
            <text:p>255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4:18:11</dc:date>
    <meta:editing-cycles>477</meta:editing-cycles>
    <meta:editing-duration>P7DT2H59M33S</meta:editing-duration>
    <meta:user-defined meta:name="Info 1"/>
    <meta:user-defined meta:name="Info 2"/>
    <meta:user-defined meta:name="Info 3"/>
    <meta:user-defined meta:name="Info 4"/>
    <meta:document-statistic meta:table-count="9" meta:cell-count="7854" meta:object-count="6"/>
  </office:meta>
</office:document-meta>
</file>